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Mono" svg:font-family="'Bitstream Vera Sans Mono'"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monospace" svg:font-family="monospace"/>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Preformatted_20_Text">
      <style:paragraph-properties fo:margin-top="0cm" fo:margin-bottom="0.499cm" style:contextual-spacing="false"/>
      <style:text-properties officeooo:paragraph-rsid="000d9f4d"/>
    </style:style>
    <style:style style:name="P3" style:family="paragraph" style:parent-style-name="Standard">
      <style:text-properties officeooo:rsid="000d897e" officeooo:paragraph-rsid="000d897e"/>
    </style:style>
    <style:style style:name="P4" style:family="paragraph" style:parent-style-name="Heading_20_4">
      <style:text-properties officeooo:rsid="000d897e" officeooo:paragraph-rsid="000d897e"/>
    </style:style>
    <style:style style:name="P5" style:family="paragraph" style:parent-style-name="Standard">
      <style:text-properties officeooo:paragraph-rsid="000d897e"/>
    </style:style>
    <style:style style:name="P6" style:family="paragraph" style:parent-style-name="Text_20_body">
      <style:text-properties fo:font-weight="bold" style:font-weight-asian="bold" style:font-weight-complex="bold"/>
    </style:style>
    <style:style style:name="P7" style:family="paragraph" style:parent-style-name="Preformatted_20_Text">
      <style:paragraph-properties fo:margin-top="0cm" fo:margin-bottom="0.499cm" style:contextual-spacing="false"/>
      <style:text-properties style:font-name="Bitstream Vera Sans Mono" fo:font-size="7pt" fo:font-weight="normal" officeooo:rsid="00114572" officeooo:paragraph-rsid="00114572" fo:background-color="#fff200" style:font-size-asian="7pt" style:font-weight-asian="normal" style:font-size-complex="7pt" style:font-weight-complex="normal"/>
    </style:style>
    <style:style style:name="T1" style:family="text">
      <style:text-properties officeooo:rsid="000d897e"/>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0d9f4d"/>
    </style:style>
    <style:style style:name="T5" style:family="text">
      <style:text-properties fo:color="#000000" loext:opacity="100%" style:font-name="Bitstream Vera Sans Mono" fo:font-size="7pt" fo:font-weight="normal" fo:background-color="#fff200" loext:char-shading-value="0" style:font-size-asian="7pt" style:font-weight-asian="normal" style:font-size-complex="7pt" style:font-weight-complex="normal"/>
    </style:style>
    <style:style style:name="T6" style:family="text">
      <style:text-properties fo:color="#000000" loext:opacity="100%" style:font-name="Bitstream Vera Sans Mono" fo:font-size="7pt" fo:font-weight="normal" officeooo:rsid="000d9f4d" fo:background-color="#fff200" loext:char-shading-value="0" style:font-size-asian="7pt" style:font-weight-asian="normal" style:font-size-complex="7pt" style:font-weight-complex="normal"/>
    </style:style>
    <style:style style:name="T7" style:family="text">
      <style:text-properties style:font-name="monospace" fo:font-weight="bold" style:font-weight-asian="bold" style:font-weight-complex="bold"/>
    </style:style>
    <style:style style:name="T8" style:family="text">
      <style:text-properties style:font-name="Bitstream Vera Sans Mono" fo:font-size="7pt" fo:font-weight="normal" fo:background-color="#fff200" loext:char-shading-value="0" style:font-size-asian="7pt" style:font-weight-asian="normal" style:font-size-complex="7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D5 and other hash codes as fingerprints for eBib data collections</text:h>
      <text:p text:style-name="Text_20_body"/>
      <text:p text:style-name="Text_20_body">Under Windows we had this solution: /media/res/HDD_V_eBib/eBib/a file lists/PG file names and MD5 hashcodes.xls</text:p>
      <text:p text:style-name="Text_20_body"/>
      <text:p text:style-name="Text_20_body">Under Linux this: https://wiki.ubuntuusers.de/md5sum/</text:p>
      <text:p text:style-name="Text_20_body">Determining the checksum of files in subdirectories</text:p>
      <text:h text:style-name="Heading_20_3" text:outline-level="3">Using</text:h>
      <text:p text:style-name="Text_20_body">find . -type f -print0 | xargs -0 md5sum &gt; /tmp/MD5SUM; mv /tmp/MD5SUM ./MD5SUM </text:p>
      <text:p text:style-name="Text_20_body">the checksums can also be calculated for files in subdirectories. The file is created here in /tmp and moved later. This is necessary because otherwise md5sum would calculate the file itself during the process - but change it again afterwards, which would of course cause an error when checking it later. The content of the created file is then accordingly:</text:p>
      <text:p text:style-name="Text_20_body">d3b07384d113edec49eaa6238ad5ff00 ./datei1</text:p>
      <text:p text:style-name="Text_20_body">c157a79031e1c40f85931829bc5fc552 ./datei2</text:p>
      <text:p text:style-name="Text_20_body">ceb8d811a6e225e8d1608f403dc8cbe1 ./dir/datei3</text:p>
      <text:p text:style-name="Text_20_body">5bb062356cddb5d2c0ef41eb2660cb06 ./dir/datei4</text:p>
      <text:p text:style-name="Text_20_body">Alternatives to MD5</text:p>
      <text:p text:style-name="Text_20_body"><text:a xlink:type="simple" xlink:href="https://wiki.ubuntuusers.de/Hashfunktionen/" text:style-name="Internet_20_link" text:visited-style-name="Visited_20_Internet_20_Link">https://wiki.ubuntuusers.de/Hashfunktionen/</text:a> </text:p>
      <text:p text:style-name="Text_20_body">In recent years, successful attacks against the widely used MD5 and SHA-1 algorithms have attracted the attention of experts (see Consequences of successful attacks on MD5 and Why SHAttered is important). However, these were "only" collision attacks, i.e. the successful creation of two different data records with the same hash value.</text:p>
      <text:p text:style-name="Text_20_body">MD5 and SHA-1 are no longer considered secure and should no longer be used for security-relevant applications. SHA-2 is currently used by default for most tasks. Ubuntu and basically every other current Linux distribution use SHA-512 for the local password file (/etc/shadow), for example.</text:p>
      <text:p text:style-name="Text_20_body">To be on the safe side, you should therefore avoid MD5 and SHA-1 if possible and use the longer versions SHA-256 or higher, which are currently considered secure.</text:p>
      <text:p text:style-name="Text_20_body">The command line commands md5sum, sha1sum, sha256sum, sha512sum etc. are included in the coreutils package, which is pre-installed under Ubuntu. If you prefer a graphical user interface, you can use the GtkHash program.</text:p>
      <text:p text:style-name="Text_20_body">Programs that use SHA-3 are still not very common. The libdigest-sha3-perl package must be installed for sha3sum.</text:p>
      <text:p text:style-name="Text_20_body"><text:soft-page-break/>A correct SHA-2 value for a file means that the file is in exactly the same state as when the hash was calculated.</text:p>
      <text:p text:style-name="Text_20_body">cd to the target directory, then:</text:p>
      <text:p text:style-name="Text_20_body">find . -type f -print0 | xargs -0 sha256sum &gt; /tmp/sha256sum; mv /tmp/sha256sum ./sha256sum-filelist.tx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Mono" svg:font-family="'Bitstream Vera Sans Mono'"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09T15:00:02.868341631</meta:creation-date>
    <dc:date>2023-11-12T19:21:24.912090350</dc:date>
    <meta:editing-duration>PT7M6S</meta:editing-duration>
    <meta:editing-cycles>6</meta:editing-cycles>
    <meta:generator>LibreOffice/7.3.7.2$Linux_X86_64 LibreOffice_project/30$Build-2</meta:generator>
    <dc:creator>Andreas Groß</dc:creator>
    <meta:document-statistic meta:table-count="0" meta:image-count="0" meta:object-count="0" meta:page-count="2" meta:paragraph-count="21" meta:word-count="339" meta:character-count="2327" meta:non-whitespace-character-count="2007"/>
  </office:meta>
</office:document-meta>
</file>